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5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35cm" fo:min-width="5.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23cm" fo:min-width="5.001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style:text-underline-style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.2cm" svg:height="1.8cm" svg:x="7.1cm" svg:y="2.5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2cm" svg:height="2.6cm" svg:x="7.1cm" svg:y="5.9cm">
          <text:p text:style-name="P3"><text:span text:style-name="T2">JRE</text:span></text:p>
          <text:p text:style-name="P3">java.sql</text:p>
          <text:p text:style-name="P3">javax.sq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1.8cm" svg:x="7cm" svg:y="10cm">
          <text:p text:style-name="P1"><text:span text:style-name="T1">JDB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5cm" svg:height="2.6cm" svg:x="7.4cm" svg:y="13.6cm">
          <text:p text:style-name="P3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3" draw:layer="layout" svg:x1="10.2cm" svg:y1="4.3cm" svg:x2="10.2cm" svg:y2="5.9cm">
          <text:p/>
        </draw:line>
        <draw:line draw:style-name="gr4" draw:text-style-name="P3" draw:layer="layout" svg:x1="10.1cm" svg:y1="8.5cm" svg:x2="10.1cm" svg:y2="10cm">
          <text:p/>
        </draw:line>
        <draw:line draw:style-name="gr4" draw:text-style-name="P3" draw:layer="layout" svg:x1="10.1cm" svg:y1="11.8cm" svg:x2="10.1cm" svg:y2="13.6cm">
          <text:p/>
        </draw:line>
        <draw:frame draw:style-name="gr5" draw:text-style-name="P6" draw:layer="layout" svg:width="8.6cm" svg:height="1.673cm" svg:x="10.9cm" svg:y="4.6cm">
          <draw:text-box>
            <text:p>Java Interfaces usage</text:p>
          </draw:text-box>
        </draw:frame>
        <draw:frame draw:style-name="gr5" draw:text-style-name="P6" draw:layer="layout" svg:width="8.6cm" svg:height="1.673cm" svg:x="10.9cm" svg:y="8.827cm">
          <draw:text-box>
            <text:p>Java Implentation usage</text:p>
          </draw:text-box>
        </draw:frame>
        <draw:frame draw:style-name="gr5" draw:text-style-name="P6" draw:layer="layout" svg:width="8.6cm" svg:height="1.673cm" svg:x="10.7cm" svg:y="12.227cm">
          <draw:text-box>
            <text:p>DDL and DML u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0:25:58.003549120</meta:creation-date>
    <dc:date>2018-11-06T00:30:05.653813820</dc:date>
    <meta:editing-duration>PT4M7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